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style:text-underline-style="solid" style:text-underline-width="auto" style:text-underline-color="font-color" fo:font-weight="normal" officeooo:paragraph-rsid="001562a9" style:font-weight-asian="normal" style:font-weight-complex="normal"/>
    </style:style>
    <style:style style:name="P2" style:family="paragraph" style:parent-style-name="Text_20_body">
      <style:text-properties fo:language="en" fo:country="US" style:text-underline-style="none" fo:font-weight="normal" officeooo:rsid="001562a9" officeooo:paragraph-rsid="001562a9" style:font-weight-asian="normal" style:font-weight-complex="normal"/>
    </style:style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fo:language="en" fo:country="US"/>
    </style:style>
    <style:style style:name="P6" style:family="paragraph" style:parent-style-name="Text_20_body" style:list-style-name="L1">
      <style:text-properties fo:language="en" fo:country="US" officeooo:rsid="00142d52" officeooo:paragraph-rsid="00142d52"/>
    </style:style>
    <style:style style:name="P7" style:family="paragraph" style:parent-style-name="Text_20_body" style:list-style-name="L1">
      <style:text-properties fo:language="en" fo:country="US" fo:font-weight="normal" style:font-weight-asian="normal" style:font-weight-complex="normal"/>
    </style:style>
    <style:style style:name="P8" style:family="paragraph" style:parent-style-name="Text_20_body" style:list-style-name="L2">
      <style:text-properties fo:language="en" fo:country="US" style:text-underline-style="none" fo:font-weight="normal" officeooo:rsid="001562a9" officeooo:paragraph-rsid="001562a9" style:font-weight-asian="normal" style:font-weight-complex="normal"/>
    </style:style>
    <style:style style:name="P9" style:family="paragraph" style:parent-style-name="Text_20_body" style:list-style-name="L2">
      <style:text-properties fo:language="en" fo:country="US" style:text-underline-style="none" fo:font-weight="normal" officeooo:rsid="001562a9" officeooo:paragraph-rsid="0016c4da" style:font-weight-asian="normal" style:font-weight-complex="normal"/>
    </style:style>
    <style:style style:name="P10" style:family="paragraph" style:parent-style-name="Text_20_body" style:list-style-name="L2">
      <style:text-properties fo:language="en" fo:country="US" style:text-underline-style="none" fo:font-weight="normal" officeooo:rsid="00142d52" officeooo:paragraph-rsid="0016c4da" style:font-weight-asian="normal" style:font-weight-complex="normal"/>
    </style:style>
    <style:style style:name="P11" style:family="paragraph" style:parent-style-name="Text_20_body" style:list-style-name="L1">
      <style:text-properties fo:font-weight="normal" style:font-weight-asian="normal" style:font-weight-complex="normal"/>
    </style:style>
    <style:style style:name="P12" style:family="paragraph" style:parent-style-name="Text_20_body" style:list-style-name="L2">
      <style:text-properties officeooo:paragraph-rsid="001562a9"/>
    </style:style>
    <style:style style:name="P13" style:family="paragraph" style:parent-style-name="Text_20_body" style:list-style-name="L1">
      <style:text-properties officeooo:rsid="001907c4" officeooo:paragraph-rsid="001907c4"/>
    </style:style>
    <style:style style:name="T1" style:family="text">
      <style:text-properties fo:language="en" fo:country="US"/>
    </style:style>
    <style:style style:name="T2" style:family="text">
      <style:text-properties officeooo:rsid="0016c4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tudy of schizofrenia</text:h>
      <text:p text:style-name="P3">Data – <text:bookmark-start text:name="__DdeLink__22_86742519"/>fMRI function connectivity matrices 90x90, 203 subjects - 112 volunteers, 91 patients<text:bookmark-end text:name="__DdeLink__22_86742519"/></text:p>
      <text:p text:style-name="Text_20_body">LOO performances:</text:p>
      <text:list xml:id="list8895332635324604501" text:style-name="L1">
        <text:list-item>
          <text:p text:style-name="P4">MATLAB classification forest </text:p>
          <text:list>
            <text:list-item>
              <text:p text:style-name="P4">(default settings) – 10 trees: 64,53%; <text:span text:style-name="T1">11 trees: 66,01%; </text:span>100 trees 69,46%; 1000 trees 70,94%</text:p>
            </text:list-item>
            <text:list-item>
              <text:p text:style-name="P4"><text:bookmark-start text:name="__DdeLink__24_86742519"/>(100 trees, F<text:bookmark-start text:name="__DdeLink__92_1547266055"/>boot: 1, SampleWithReplacement: <text:span text:style-name="T1">'on', NvarToSample: 2000, MinLeaf: 1, SplitCriterion: 'deviance', Surrogate: 'off'): 74,88%</text:span><text:bookmark-end text:name="__DdeLink__24_86742519"/><text:bookmark-end text:name="__DdeLink__92_1547266055"/></text:p>
            </text:list-item>
            <text:list-item>
              <text:p text:style-name="P13"><text:span text:style-name="T1">(11 trees, Fboot: 0.5, SampleWithReplacement: 'off', NvarToSample: 100, MinLeaf: 1, SplitCriterion: 'deviance', Surrogate: 'off'): 74,38%</text:span></text:p>
            </text:list-item>
          </text:list>
        </text:list-item>
        <text:list-item>
          <text:p text:style-name="P5">Stump forest </text:p>
          <text:list>
            <text:list-item>
              <text:p text:style-name="P5">Stump trees (11): 58,13%</text:p>
            </text:list-item>
            <text:list-item>
              <text:p text:style-name="P5">Linear trees (11): 66,01%</text:p>
            </text:list-item>
          </text:list>
        </text:list-item>
        <text:list-item>
          <text:p text:style-name="P6">Linear tree forest (11): 71,92%</text:p>
        </text:list-item>
        <text:list-item>
          <text:p text:style-name="P4">PCA → LDA (20 features): 75%</text:p>
        </text:list-item>
        <text:list-item>
          <text:p text:style-name="P4">SVM: 99%</text:p>
        </text:list-item>
        <text:list-item>
          <text:p text:style-name="P4">RDA: 100%</text:p>
        </text:list-item>
      </text:list>
      <text:p text:style-name="P3">Data - fMRI structure connectivity matrices 90x90, 203 subjects - 112 volunteers, 91 patients</text:p>
      <text:p text:style-name="Text_20_body">LOO performaces:</text:p>
      <text:list xml:id="list162254262810248" text:continue-numbering="true" text:style-name="L1">
        <text:list-item>
          <text:p text:style-name="P11">MATLAB classification forest (100 trees, Fboot: 1, SampleWithReplacement: <text:span text:style-name="T1">'off', NvarToSample: 500, MinLeaf: 8, SplitCriterion: 'gdi', Surrogate: 'off'): 57,14%</text:span></text:p>
        </text:list-item>
        <text:list-item>
          <text:p text:style-name="P7"><text:span text:style-name="T1">Stump forest (11 trees – primitive version): 5</text:span>7,14<text:span text:style-name="T1">%</text:span></text:p>
        </text:list-item>
        <text:list-item>
          <text:p text:style-name="P7">SVM: 57%</text:p>
        </text:list-item>
        <text:list-item>
          <text:p text:style-name="P7">RDA: 67%</text:p>
        </text:list-item>
      </text:list>
      <text:p text:style-name="P1">Data – <text:bookmark-start text:name="__DdeLink__22_867425191"/>fMRI function connectivity matrices 90x90, 203 subjects - 112 volunteers, 91 patients<text:bookmark-end text:name="__DdeLink__22_867425191"/></text:p>
      <text:p text:style-name="P2">LOO performaces:</text:p>
      <text:list xml:id="list8556616538115633592" text:style-name="L2">
        <text:list-item>
          <text:p text:style-name="P12">MATLAB classification forest </text:p>
          <text:list>
            <text:list-item>
              <text:p text:style-name="P8">(default settings) – 11 trees: 62,11%</text:p>
            </text:list-item>
            <text:list-item>
              <text:p text:style-name="P9">(1<text:span text:style-name="T2">1</text:span> trees, Fboot: 1, SampleWithReplacement: 'on', NvarToSample: 2000, MinLeaf: 1, SplitCriterion: 'deviance', Surrogate: 'off'): <text:span text:style-name="T2">65,79</text:span>%</text:p>
            </text:list-item>
          </text:list>
        </text:list-item>
        <text:list-item>
          <text:p text:style-name="P10">Linear tree forest (11): </text:p>
          <text:list>
            <text:list-item>
              <text:p text:style-name="P9"><text:bookmark-start text:name="__DdeLink__62_1228293541"/><text:soft-page-break/>(<text:span text:style-name="T2">maxSplits = 10</text:span>) – 11 trees: <text:span text:style-name="T2">71</text:span>,<text:span text:style-name="T2">58</text:span>%<text:bookmark-end text:name="__DdeLink__62_1228293541"/></text:p>
            </text:list-item>
            <text:list-item>
              <text:p text:style-name="P9">(<text:span text:style-name="T2">maxSplits = 25, 50, Inf</text:span>) – 11 trees: <text:span text:style-name="T2">73</text:span>,<text:span text:style-name="T2">68</text:span>%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47:40.668193192</meta:creation-date>
    <dc:date>2015-05-14T16:22:52.873857962</dc:date>
    <meta:editing-duration>PT5H51M15S</meta:editing-duration>
    <meta:editing-cycles>11</meta:editing-cycles>
    <meta:generator>LibreOffice/4.2.8.2$Linux_X86_64 LibreOffice_project/420m0$Build-2</meta:generator>
    <meta:document-statistic meta:table-count="0" meta:image-count="0" meta:object-count="0" meta:page-count="2" meta:paragraph-count="28" meta:word-count="212" meta:character-count="1432" meta:non-whitespace-character-count="1258"/>
  </office:meta>
</office:document-meta>
</file>